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559a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559a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559a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559a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559a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559a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559a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559a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559a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559a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559a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559a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559a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559a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559a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559a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559a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uan Pablo Elsin Acost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Barut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0/2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184632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Per Einar Jose  Elsin Frankli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16856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3.05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2" meta:non-whitespace-character-count="993"/>
    <meta:template xlink:type="simple" xlink:actuate="onRequest" xlink:title="Normal" xlink:href=""/>
  </office:meta>
</office:document-meta>
</file>